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 style:data-style-name="N129"/>
    <style:style style:name="ce6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7449in" svg:height="2.6512in" svg:x="5.7677in" svg:y="0.089in">
            <draw:object draw:notify-on-update-of-ranges="Sheet1.B2:Sheet1.D2 Sheet1.A3:Sheet1.A3 Sheet1.B3:Sheet1.D3 Sheet1.A4:Sheet1.A4 Sheet1.B4:Sheet1.D4 Sheet1.A5:Sheet1.A5 Sheet1.B5:Sheet1.D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.7449in" svg:height="2.6512in" svg:x="10.6in" svg:y="0.1917in">
            <draw:object draw:notify-on-update-of-ranges="Sheet1.B2:Sheet1.D2 Sheet1.A4:Sheet1.A4 Sheet1.B11:Sheet1.D11 Sheet1.A5:Sheet1.A5 Sheet1.B12:Sheet1.D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TLB=128</text:p>
          </table:table-cell>
          <table:table-cell table:style-name="ce4" table:number-columns-repeated="3"/>
        </table:table-row>
        <table:table-row table:style-name="ro1">
          <table:table-cell table:style-name="ce1" office:value-type="string" calcext:value-type="string">
            <text:p>Cycles</text:p>
          </table:table-cell>
          <table:table-cell office:value-type="string" calcext:value-type="string">
            <text:p>graph_s6</text:p>
          </table:table-cell>
          <table:table-cell office:value-type="string" calcext:value-type="string">
            <text:p>graph_s7</text:p>
          </table:table-cell>
          <table:table-cell office:value-type="string" calcext:value-type="string">
            <text:p>graph_s8</text:p>
          </table:table-cell>
        </table:table-row>
        <table:table-row table:style-name="ro1">
          <table:table-cell office:value-type="string" calcext:value-type="string">
            <text:p>1ch</text:p>
          </table:table-cell>
          <table:table-cell office:value-type="float" office:value="25001937" calcext:value-type="float">
            <text:p>25001937</text:p>
          </table:table-cell>
          <table:table-cell office:value-type="float" office:value="62954733" calcext:value-type="float">
            <text:p>62954733</text:p>
          </table:table-cell>
          <table:table-cell office:value-type="float" office:value="132144333" calcext:value-type="float">
            <text:p>132144333</text:p>
          </table:table-cell>
        </table:table-row>
        <table:table-row table:style-name="ro1">
          <table:table-cell office:value-type="string" calcext:value-type="string">
            <text:p>16ch</text:p>
          </table:table-cell>
          <table:table-cell office:value-type="float" office:value="18751189" calcext:value-type="float">
            <text:p>18751189</text:p>
          </table:table-cell>
          <table:table-cell office:value-type="float" office:value="41445085" calcext:value-type="float">
            <text:p>41445085</text:p>
          </table:table-cell>
          <table:table-cell office:value-type="float" office:value="83942781" calcext:value-type="float">
            <text:p>83942781</text:p>
          </table:table-cell>
        </table:table-row>
        <table:table-row table:style-name="ro1">
          <table:table-cell office:value-type="string" calcext:value-type="string">
            <text:p>PIM1-15</text:p>
          </table:table-cell>
          <table:table-cell office:value-type="float" office:value="353076532" calcext:value-type="float">
            <text:p>35307653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TLB=128</text:p>
          </table:table-cell>
          <table:table-cell table:style-name="ce4" table:number-columns-repeated="3"/>
        </table:table-row>
        <table:table-row table:style-name="ro1">
          <table:table-cell table:style-name="ce1" office:value-type="string" calcext:value-type="string">
            <text:p>Cycles</text:p>
          </table:table-cell>
          <table:table-cell office:value-type="string" calcext:value-type="string">
            <text:p>graph_s6</text:p>
          </table:table-cell>
          <table:table-cell office:value-type="string" calcext:value-type="string">
            <text:p>graph_s7</text:p>
          </table:table-cell>
          <table:table-cell office:value-type="string" calcext:value-type="string">
            <text:p>graph_s8</text:p>
          </table:table-cell>
        </table:table-row>
        <table:table-row table:style-name="ro1">
          <table:table-cell office:value-type="string" calcext:value-type="string">
            <text:p>1ch</text:p>
          </table:table-cell>
          <table:table-cell table:formula="of:=[.B3]/[.B3]-1" office:value-type="float" office:value="0" calcext:value-type="float">
            <text:p>0</text:p>
          </table:table-cell>
          <table:table-cell table:formula="of:=[.C3]/[.C3]-1" office:value-type="float" office:value="0" calcext:value-type="float">
            <text:p>0</text:p>
          </table:table-cell>
          <table:table-cell table:formula="of:=[.D3]/[.D3]-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ch</text:p>
          </table:table-cell>
          <table:table-cell table:formula="of:=[.B3]/[.B4]-1" office:value-type="float" office:value="0.333352087699612" calcext:value-type="float">
            <text:p>0.3333520877</text:p>
          </table:table-cell>
          <table:table-cell table:formula="of:=[.C3]/[.C4]-1" office:value-type="float" office:value="0.518991528187239" calcext:value-type="float">
            <text:p>0.5189915282</text:p>
          </table:table-cell>
          <table:table-cell table:formula="of:=[.D3]/[.D4]-1" office:value-type="float" office:value="0.574219145777408" calcext:value-type="float">
            <text:p>0.5742191458</text:p>
          </table:table-cell>
        </table:table-row>
        <table:table-row table:style-name="ro1">
          <table:table-cell office:value-type="string" calcext:value-type="string">
            <text:p>PIM1-15</text:p>
          </table:table-cell>
          <table:table-cell table:formula="of:=[.B3]/[.B5]-1" office:value-type="float" office:value="-0.929188335292701" calcext:value-type="float">
            <text:p>-0.9291883353</text:p>
          </table:table-cell>
          <table:table-cell table:formula="of:=[.C3]/[.C5]-1" office:value-type="string" office:string-value="" calcext:value-type="error">
            <text:p>#DIV/0!</text:p>
          </table:table-cell>
          <table:table-cell table:formula="of:=[.D3]/[.D5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ncrease over 16ch %</text:p>
          </table:table-cell>
          <table:table-cell table:style-name="ce5" table:formula="of:=(([.B5]-[.B4])/[.B4])*100" office:value-type="float" office:value="1782.95543285282" calcext:value-type="float">
            <text:p>1782.9554</text:p>
          </table:table-cell>
          <table:table-cell table:style-name="ce5" table:formula="of:=(([.C5]-[.C4])/[.C4])*100" office:value-type="float" office:value="-100" calcext:value-type="float">
            <text:p>-100.0000</text:p>
          </table:table-cell>
          <table:table-cell table:style-name="ce5" table:formula="of:=(([.D5]-[.D4])/[.D4])*100" office:value-type="float" office:value="-100" calcext:value-type="float">
            <text:p>-100.000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 office:value-type="string" calcext:value-type="string">
            <text:p>TLB=128</text:p>
          </table:table-cell>
          <table:table-cell table:style-name="ce4" table:number-columns-repeated="3"/>
        </table:table-row>
        <table:table-row table:style-name="ro1">
          <table:table-cell table:style-name="ce1" office:value-type="string" calcext:value-type="string">
            <text:p>TLB hits</text:p>
          </table:table-cell>
          <table:table-cell office:value-type="string" calcext:value-type="string">
            <text:p>graph_s6</text:p>
          </table:table-cell>
          <table:table-cell office:value-type="string" calcext:value-type="string">
            <text:p>graph_s7</text:p>
          </table:table-cell>
          <table:table-cell office:value-type="string" calcext:value-type="string">
            <text:p>graph_s8</text:p>
          </table:table-cell>
        </table:table-row>
        <table:table-row table:style-name="ro1">
          <table:table-cell table:style-name="ce3" office:value-type="string" calcext:value-type="string">
            <text:p>TLB access</text:p>
          </table:table-cell>
          <table:table-cell office:value-type="float" office:value="15209726" calcext:value-type="float">
            <text:p>15209726</text:p>
          </table:table-cell>
          <table:table-cell office:value-type="float" office:value="31947335" calcext:value-type="float">
            <text:p>31947335</text:p>
          </table:table-cell>
          <table:table-cell office:value-type="float" office:value="65162663" calcext:value-type="float">
            <text:p>65162663</text:p>
          </table:table-cell>
        </table:table-row>
        <table:table-row table:style-name="ro1">
          <table:table-cell table:style-name="ce3" office:value-type="string" calcext:value-type="string">
            <text:p>TLB hits</text:p>
          </table:table-cell>
          <table:table-cell office:value-type="float" office:value="15168202" calcext:value-type="float">
            <text:p>15168202</text:p>
          </table:table-cell>
          <table:table-cell office:value-type="float" office:value="31865152" calcext:value-type="float">
            <text:p>31865152</text:p>
          </table:table-cell>
          <table:table-cell office:value-type="float" office:value="64979332" calcext:value-type="float">
            <text:p>64979332</text:p>
          </table:table-cell>
        </table:table-row>
        <table:table-row table:style-name="ro1">
          <table:table-cell office:value-type="string" calcext:value-type="string">
            <text:p>Hit %</text:p>
          </table:table-cell>
          <table:table-cell table:style-name="ce6" table:formula="of:=[.B21]/[.B20]*100" office:value-type="float" office:value="99.7269904796444" calcext:value-type="float">
            <text:p>99.73</text:p>
          </table:table-cell>
          <table:table-cell table:style-name="ce6" table:formula="of:=[.C21]/[.C20]*100" office:value-type="float" office:value="99.7427547556001" calcext:value-type="float">
            <text:p>99.74</text:p>
          </table:table-cell>
          <table:table-cell table:style-name="ce6" table:formula="of:=[.D21]/[.D20]*100" office:value-type="float" office:value="99.7186563722848" calcext:value-type="float">
            <text:p>99.72</text:p>
          </table:table-cell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 table:number-rows-repeated="104855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13:58:45.797479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8:32:54.111250009</meta:creation-date>
    <dc:date>2015-03-30T20:22:16.706943724</dc:date>
    <meta:editing-duration>PT15H47M25S</meta:editing-duration>
    <meta:editing-cycles>16</meta:editing-cycles>
    <meta:generator>LibreOffice/4.2.7.2$Linux_X86_64 LibreOffice_project/420m0$Build-2</meta:generator>
    <meta:document-statistic meta:table-count="1" meta:cell-count="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53cm" svg:height="6.735cm" xlink:href=".." xlink:type="simple" chart:class="chart:bar" chart:style-name="ch1">
        <chart:legend chart:legend-position="bottom" svg:x="3.802cm" svg:y="5.925cm" style:legend-expansion="wide" chart:style-name="ch2"/>
        <chart:plot-area chart:style-name="ch3" table:cell-range-address="Sheet1.B2:Sheet1.D5 Sheet1.A3:Sheet1.A5" chart:data-source-has-labels="both" svg:x="0.241cm" svg:y="0.134cm" svg:width="11.571cm" svg:height="5.657cm">
          <chartooo:coordinate-region svg:x="2.397cm" svg:y="0.347cm" svg:width="9.415cm" svg:height="4.77cm"/>
          <chart:axis chart:dimension="x" chart:name="primary-x" chart:style-name="ch4" chartooo:axis-type="auto">
            <chartooo:date-scale/>
            <chart:categories table:cell-range-address="Sheet1.B2:Sheet1.D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D3" chart:label-cell-address="Sheet1.A3:Sheet1.A3" chart:class="chart:bar">
            <chart:data-point chart:repeated="3"/>
          </chart:series>
          <chart:series chart:style-name="ch8" chart:values-cell-range-address="Sheet1.B4:Sheet1.D4" chart:label-cell-address="Sheet1.A4:Sheet1.A4" chart:class="chart:bar">
            <chart:data-point chart:repeated="3"/>
          </chart:series>
          <chart:series chart:style-name="ch9" chart:values-cell-range-address="Sheet1.B5:Sheet1.D5" chart:label-cell-address="Sheet1.A5:Sheet1.A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ph_s6</text:p>
                <draw:g>
                  <svg:desc>Sheet1.B2:Sheet1.D2</svg:desc>
                </draw:g>
              </table:table-cell>
              <table:table-cell office:value-type="string">
                <text:p>graph_s7</text:p>
              </table:table-cell>
              <table:table-cell office:value-type="string">
                <text:p>graph_s8</text:p>
              </table:table-cell>
            </table:table-row>
          </table:table-header-rows>
          <table:table-rows>
            <table:table-row>
              <table:table-cell office:value-type="string">
                <text:p>1ch</text:p>
                <draw:g>
                  <svg:desc>Sheet1.A3:Sheet1.A3</svg:desc>
                </draw:g>
              </table:table-cell>
              <table:table-cell office:value-type="float" office:value="25001937">
                <text:p>25001937</text:p>
                <draw:g>
                  <svg:desc>Sheet1.B3:Sheet1.D3</svg:desc>
                </draw:g>
              </table:table-cell>
              <table:table-cell office:value-type="float" office:value="62954733">
                <text:p>62954733</text:p>
              </table:table-cell>
              <table:table-cell office:value-type="float" office:value="132144333">
                <text:p>132144333</text:p>
              </table:table-cell>
            </table:table-row>
            <table:table-row>
              <table:table-cell office:value-type="string">
                <text:p>16ch</text:p>
                <draw:g>
                  <svg:desc>Sheet1.A4:Sheet1.A4</svg:desc>
                </draw:g>
              </table:table-cell>
              <table:table-cell office:value-type="float" office:value="18751189">
                <text:p>18751189</text:p>
                <draw:g>
                  <svg:desc>Sheet1.B4:Sheet1.D4</svg:desc>
                </draw:g>
              </table:table-cell>
              <table:table-cell office:value-type="float" office:value="41445085">
                <text:p>41445085</text:p>
              </table:table-cell>
              <table:table-cell office:value-type="float" office:value="83942781">
                <text:p>83942781</text:p>
              </table:table-cell>
            </table:table-row>
            <table:table-row>
              <table:table-cell office:value-type="string">
                <text:p>PIM1-15</text:p>
                <draw:g>
                  <svg:desc>Sheet1.A5:Sheet1.A5</svg:desc>
                </draw:g>
              </table:table-cell>
              <table:table-cell office:value-type="float" office:value="353076532">
                <text:p>353076532</text:p>
                <draw:g>
                  <svg:desc>Sheet1.B5:Sheet1.D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53cm" svg:height="6.735cm" xlink:href=".." xlink:type="simple" chart:class="chart:bar" chart:style-name="ch1">
        <chart:legend chart:legend-position="bottom" svg:x="4.377cm" svg:y="5.925cm" style:legend-expansion="wide" chart:style-name="ch2"/>
        <chart:plot-area chart:style-name="ch3" table:cell-range-address="Sheet1.B2:Sheet1.D2 Sheet1.A4:Sheet1.A5 Sheet1.B11:Sheet1.D12" chart:data-source-has-labels="both" svg:x="1.275cm" svg:y="0.134cm" svg:width="10.537cm" svg:height="5.657cm">
          <chartooo:coordinate-region svg:x="2.161cm" svg:y="0.347cm" svg:width="9.651cm" svg:height="5.232cm"/>
          <chart:axis chart:dimension="x" chart:name="primary-x" chart:style-name="ch4" chartooo:axis-type="auto">
            <chartooo:date-scale/>
            <chart:categories table:cell-range-address="Sheet1.B2:Sheet1.D2"/>
          </chart:axis>
          <chart:axis chart:dimension="y" chart:name="primary-y" chart:style-name="ch5">
            <chart:title svg:x="0.451cm" svg:y="4.743cm" chart:style-name="ch6">
              <text:p>Speedup with 1Channel</text:p>
            </chart:title>
            <chart:grid chart:style-name="ch7" chart:class="major"/>
          </chart:axis>
          <chart:series chart:style-name="ch8" chart:values-cell-range-address="Sheet1.B11:Sheet1.D11" chart:label-cell-address="Sheet1.A4:Sheet1.A4" chart:class="chart:bar">
            <chart:data-point chart:repeated="3"/>
          </chart:series>
          <chart:series chart:style-name="ch9" chart:values-cell-range-address="Sheet1.B12:Sheet1.D12" chart:label-cell-address="Sheet1.A5:Sheet1.A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ph_s6</text:p>
                <draw:g>
                  <svg:desc>Sheet1.B2:Sheet1.D2</svg:desc>
                </draw:g>
              </table:table-cell>
              <table:table-cell office:value-type="string">
                <text:p>graph_s7</text:p>
              </table:table-cell>
              <table:table-cell office:value-type="string">
                <text:p>graph_s8</text:p>
              </table:table-cell>
            </table:table-row>
          </table:table-header-rows>
          <table:table-rows>
            <table:table-row>
              <table:table-cell office:value-type="string">
                <text:p>16ch</text:p>
                <draw:g>
                  <svg:desc>Sheet1.A4:Sheet1.A4</svg:desc>
                </draw:g>
              </table:table-cell>
              <table:table-cell office:value-type="float" office:value="0.333352087699612">
                <text:p>0.333352087699612</text:p>
                <draw:g>
                  <svg:desc>Sheet1.B11:Sheet1.D11</svg:desc>
                </draw:g>
              </table:table-cell>
              <table:table-cell office:value-type="float" office:value="0.518991528187239">
                <text:p>0.518991528187239</text:p>
              </table:table-cell>
              <table:table-cell office:value-type="float" office:value="0.574219145777408">
                <text:p>0.574219145777408</text:p>
              </table:table-cell>
            </table:table-row>
            <table:table-row>
              <table:table-cell office:value-type="string">
                <text:p>PIM1-15</text:p>
                <draw:g>
                  <svg:desc>Sheet1.A5:Sheet1.A5</svg:desc>
                </draw:g>
              </table:table-cell>
              <table:table-cell office:value-type="float" office:value="-0.929188335292701">
                <text:p>-0.929188335292701</text:p>
                <draw:g>
                  <svg:desc>Sheet1.B12:Sheet1.D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